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1543" officeooo:paragraph-rsid="000e1543"/>
    </style:style>
    <style:style style:name="P2" style:family="paragraph" style:parent-style-name="Standard">
      <style:text-properties officeooo:rsid="000e1543" officeooo:paragraph-rsid="000f2080"/>
    </style:style>
    <style:style style:name="P3" style:family="paragraph" style:parent-style-name="Standard">
      <style:text-properties officeooo:rsid="000f2080" officeooo:paragraph-rsid="000f208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f2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Unit Testing With Mockito</text:span></text:p>
      <text:p text:style-name="P1">Setup</text:p>
      <text:p text:style-name="P2"><text:span text:style-name="T2">Örneklerin çalıştırılabilmesi için </text:span><text:s/></text:p>
      <text:p text:style-name="P2">junit-4.8.2.jar</text:p>
      <text:p text:style-name="P2">mockito-all.1.9.0.jar</text:p>
      <text:p text:style-name="P2">mockito-core-1.9.5.jar</text:p>
      <text:p text:style-name="P3">larına ihtiyaç vardır.</text:p>
      <text:p text:style-name="P2"/>
      <text:p text:style-name="P1">To make the project a bit fun, we’ll be simulating a knight going on a quest. I found this example</text:p>
      <text:p text:style-name="P1">in the book Spring In Action by Gallardo, Burnette, and McGovern. I’ll be expanding upon their</text:p>
      <text:p text:style-name="P1">example to cover various concepts in jUnit and Mockito testing.</text:p>
      <text:p text:style-name="P1">Create a new project using your favorite development tool (I prefer Eclipse). You can call the</text:p>
      <text:p text:style-name="P1">project Sandbox or Knights or whatever you want. Create a package called main.java.app.kobj.</text:p>
      <text:p text:style-name="P1">We’ll put two classes there: Quest and BraveKnight. The next page shows the code for those</text:p>
      <text:p text:style-name="P1">classes.Code to Test</text:p>
      <text:p text:style-name="P1">===</text:p>
      <text:p text:style-name="P1">package main.java.app.kobj;</text:p>
      <text:p text:style-name="P1">public class Quest</text:p>
      <text:p text:style-name="P1">{</text:p>
      <text:p text:style-name="P1">public void embark()</text:p>
      <text:p text:style-name="P1">{</text:p>
      <text:p text:style-name="P1">System.out.println("Embarking on a quest.");</text:p>
      <text:p text:style-name="P1">}</text:p>
      <text:p text:style-name="P1">}</text:p>
      <text:p text:style-name="P1">===</text:p>
      <text:p text:style-name="P1">package main.java.app.kobj;</text:p>
      <text:p text:style-name="P1">public class BraveKnight implements Knight</text:p>
      <text:p text:style-name="P1">{</text:p>
      <text:p text:style-name="P1">private Quest quest;</text:p>
      <text:p text:style-name="P1">public BraveKnight(Quest quest)</text:p>
      <text:p text:style-name="P1">{</text:p>
      <text:p text:style-name="P1">this.quest=quest;</text:p>
      <text:p text:style-name="P1">}</text:p>
      <text:p text:style-name="P1">public void embarkOnQuest()</text:p>
      <text:p text:style-name="P1">{</text:p>
      <text:p text:style-name="P1">quest.embark();</text:p>
      <text:p text:style-name="P1">}</text:p>
      <text:p text:style-name="P1">}</text:p>
      <text:p text:style-name="P1">===The First Insanely Simple Test</text:p>
      <text:p text:style-name="P1">Create a package called main.java.app.kobj.test.</text:p>
      <text:p text:style-name="P1">In that package, create a class called BraveKnightTest.</text:p>
      <text:p text:style-name="P1">The only thing we need to test is if the knight embarks on a quest when you call</text:p>
      <text:p text:style-name="P1">embarkOnQuest. Since quest is an instance of a class object, we don’t want the</text:p>
      <text:p text:style-name="P1">BraveNightTest to run the quest and do whatever quest does. Granted in this example, Quest</text:p>
      <text:p text:style-name="P1">just prints something. But what if quest was a webservice that may or may not be up? We just</text:p>
      <text:p text:style-name="P1">want to verify that we called quest.embark().</text:p>
      <text:p text:style-name="P1">So, we’re going to mock Quest. This is super simple since quest doesn’t return anything.</text:p>
      <text:p text:style-name="P1">package main.java.app.kobj.test;</text:p>
      <text:p text:style-name="P1">import</text:p>
      <text:p text:style-name="P1">import</text:p>
      <text:p text:style-name="P1">import</text:p>
      <text:p text:style-name="P1">import</text:p>
      <text:p text:style-name="P1"><text:soft-page-break/>static org.mockito.Mockito.*;</text:p>
      <text:p text:style-name="P1">main.java.app.kobj.*;</text:p>
      <text:p text:style-name="P1">org.junit.Test;</text:p>
      <text:p text:style-name="P1">org.junit.Assert.*;</text:p>
      <text:p text:style-name="P1">public class BraveKnightTest</text:p>
      <text:p text:style-name="P1">{</text:p>
      <text:p text:style-name="P1">@Test</text:p>
      <text:p text:style-name="P1">public void knightShouldEmbarkOnQuest()</text:p>
      <text:p text:style-name="P1">{</text:p>
      <text:p text:style-name="P1">Quest mockQuest=mock(Quest.class);</text:p>
      <text:p text:style-name="P1">}</text:p>
      <text:p text:style-name="P1">}</text:p>
      <text:p text:style-name="P1">Mock simulates calling the class object but it doesn’t do anything. Now, we need to pass the</text:p>
      <text:p text:style-name="P1">quest to the BraveKnight constructor.</text:p>
      <text:p text:style-name="P1">BraveKnight knight=new BraveKnight(mockQuest);</text:p>
      <text:p text:style-name="P1">Now we want to embark on the quest.</text:p>
      <text:p text:style-name="P1">knight.embarkOnQuest();</text:p>
      <text:p text:style-name="P1">The knight pretends to embark on the quest. He pretends to ride a horse but actually is</text:p>
      <text:p text:style-name="P1">clapping two halves of a coconut together and trotting around, making neighing sounds. We</text:p>
      <text:p text:style-name="P1">want to verify he actually embarked on the pretend quest, to make sure embarkOnQuest()</text:p>
      <text:p text:style-name="P1">called quest.embark();</text:p>
      <text:p text:style-name="P1">verify(mockQuest, times(1)).embark();The entire test should look like the following:</text:p>
      <text:p text:style-name="P1">@Test</text:p>
      <text:p text:style-name="P1">public void knightShouldEmbarkOnQuest()</text:p>
      <text:p text:style-name="P1">{</text:p>
      <text:p text:style-name="P1">Quest mockQuest=mock(Quest.class);</text:p>
      <text:p text:style-name="P1">BraveKnight knight=new BraveKnight(mockQuest);</text:p>
      <text:p text:style-name="P1">knight.setMotivated(true);</text:p>
      <text:p text:style-name="P1">knight.embarkOnQuest();</text:p>
      <text:p text:style-name="P1">verify(mockQuest, times(1)).embark();</text:p>
      <text:p text:style-name="P1">}</text:p>
      <text:p text:style-name="P1">Now we run the jUnit test. Right click the BraveKnightTest class. Select Run As &gt; JUnit Test.</text:p>
      <text:p text:style-name="P1">We get a tab with JUnit and a green bar. Did we really test anything? Let’s tweak BraveKnight</text:p>
      <text:p text:style-name="P1">and find out.</text:p>
      <text:p text:style-name="P1">private Quest quest;</text:p>
      <text:p text:style-name="P1">private boolean motivated;</text:p>
      <text:p text:style-name="P1">public BraveKnight(Quest quest)</text:p>
      <text:p text:style-name="P1">{</text:p>
      <text:p text:style-name="P1">this.quest=quest;</text:p>
      <text:p text:style-name="P1">}</text:p>
      <text:p text:style-name="P1">public void embarkOnQuest()</text:p>
      <text:p text:style-name="P1">{</text:p>
      <text:p text:style-name="P1">if (motivated)</text:p>
      <text:p text:style-name="P1">quest.embark();</text:p>
      <text:p text:style-name="P1">}</text:p>
      <text:p text:style-name="P1">Let’s run the test again. The knight is not motivated, so he doesn’t embark on the quest. We</text:p>
      <text:p text:style-name="P1">get a red bar. The test failed.</text:p>
      <text:p text:style-name="P1">So indeed, we tested that the quest.embark() method executed. The reason we use Mockito is</text:p>
      <text:p text:style-name="P1">because it allows us to test our Class (BraveKnight in this example) without testing other class</text:p>
      <text:p text:style-name="P1">objects. Let’s tweak things some more. Add the following to BraveKnight:</text:p>
      <text:p text:style-name="P1">public void setMotivated(boolean motivated)</text:p>
      <text:p text:style-name="P1">{</text:p>
      <text:p text:style-name="P1"><text:soft-page-break/>this.motivated=motivated;</text:p>
      <text:p text:style-name="P1">}</text:p>
      <text:p text:style-name="P1">Add this to the BraveKnightTest, just before embarkOnQuest.</text:p>
      <text:p text:style-name="P1">knight.setMotivated(true);</text:p>
      <text:p text:style-name="P1">Run it. We should get a green bar.Now create a second test. Let’s verify that an unmotivated knight doesn’t go on the quest. We</text:p>
      <text:p text:style-name="P1">want to verify that the embark method was called zero times.</text:p>
      <text:p text:style-name="P1">@Test</text:p>
      <text:p text:style-name="P1">public void knightShouldNotEmbarkOnQuest()</text:p>
      <text:p text:style-name="P1">{</text:p>
      <text:p text:style-name="P1">Quest mockQuest=mock(Quest.class);</text:p>
      <text:p text:style-name="P1">BraveKnight knight=new BraveKnight(mockQuest);</text:p>
      <text:p text:style-name="P1">knight.embarkOnQuest();</text:p>
      <text:p text:style-name="P1">verify(mockQuest, times(0)).embark();</text:p>
      <text:p text:style-name="P1">}</text:p>
      <text:p text:style-name="P1">Run it. Both tests should pass. Now we have test coverage and we didn’t need to run the</text:p>
      <text:p text:style-name="P1">quest’s embark() method.</text:p>
      <text:p text:style-name="P1">Mocking a Method that Returns Primitives</text:p>
      <text:p text:style-name="P1">The two previous tests are fine and dandy when they don’t return. However, most methods</text:p>
      <text:p text:style-name="P1">return something. So, let’s start with primitives. We’ll first do a boolean.</text:p>
      <text:p text:style-name="P1">Let’s create a boolean in quest to say if the quest has been completed. Add the following to</text:p>
      <text:p text:style-name="P1">Quest:</text:p>
      <text:p text:style-name="P1">private boolean completed;</text:p>
      <text:p text:style-name="P1">public boolean isCompleted()</text:p>
      <text:p text:style-name="P1">{</text:p>
      <text:p text:style-name="P1">return completed;</text:p>
      <text:p text:style-name="P1">}</text:p>
      <text:p text:style-name="P1">No, we’re not going to add a setter. We’re not testing Quest, we’re testing BraveKnight and</text:p>
      <text:p text:style-name="P1">pretending to check and see if the Quest is done. It’s a pretend quest, so the knight can</text:p>
      <text:p text:style-name="P1">pretend he completed it. So, let’s add something in BraveKnight that calls the quest’s</text:p>
      <text:p text:style-name="P1">isCompleted() method. Obviously a quest can’t be completed before it is started, so I added</text:p>
      <text:p text:style-name="P1">that and updated embarkOnQuest.</text:p>
      <text:p text:style-name="P1">private boolean embarkedOnQuest;</text:p>
      <text:p text:style-name="P1">public boolean isQuestDone()</text:p>
      <text:p text:style-name="P1">{</text:p>
      <text:p text:style-name="P1">return embarkedOnQuest &amp;&amp; quest.isCompleted();</text:p>
      <text:p text:style-name="P1">}</text:p>
      <text:p text:style-name="P1">public void embarkOnQuest()</text:p>
      <text:p text:style-name="P1">{</text:p>
      <text:p text:style-name="P1">if (motivated)</text:p>
      <text:p text:style-name="P1">{</text:p>
      <text:p text:style-name="P1">quest.embark();</text:p>
      <text:p text:style-name="P1">embarkedOnQuest=true;</text:p>
      <text:p text:style-name="P1">}</text:p>
      <text:p text:style-name="P1">}The test is insanely simple. We’re just returning the boolean. Let’s write the new test.</text:p>
      <text:p text:style-name="P1">@Test</text:p>
      <text:p text:style-name="P1">public void knightQuestCompleted()</text:p>
      <text:p text:style-name="P1">{</text:p>
      <text:p text:style-name="P1">Quest mockQuest=mock(Quest.class);</text:p>
      <text:p text:style-name="P1">// brave knight, go forth!</text:p>
      <text:p text:style-name="P1">BraveKnight knight=new BraveKnight(mockQuest);</text:p>
      <text:p text:style-name="P1">knight.setMotivated(true);</text:p>
      <text:p text:style-name="P1"><text:soft-page-break/>knight.embarkOnQuest();</text:p>
      <text:p text:style-name="P1">boolean status=knight.isQuestDone();</text:p>
      <text:p text:style-name="P1">// Test that quest has started but not finished</text:p>
      <text:p text:style-name="P1">verify(mockQuest, times(1)).embark();</text:p>
      <text:p text:style-name="P1">AssertFalse("Should be False (not completed).",status);</text:p>
      <text:p text:style-name="P1">}</text:p>
      <text:p text:style-name="P1">So, we’re asserting that status should return false. If the assertion fails, the message “Should</text:p>
      <text:p text:style-name="P1">be False (not competed)” will show up in the JUnit test bar in addition to the bar being red. This</text:p>
      <text:p text:style-name="P1">helps us know why the test fails.</text:p>
      <text:p text:style-name="P1">But here’s the catch. The isQuestDone() calls quest.isCompleted(). How to we pretend to run</text:p>
      <text:p text:style-name="P1">that call? Mockito has a mechanism that says when you are asked to run a method, return this</text:p>
      <text:p text:style-name="P1">value. So, we’ll have isCompleted() return false. Put this below the Quest constructor:</text:p>
      <text:p text:style-name="P1">when(mockQuest.isCompleted()).thenReturn(false);</text:p>
      <text:p text:style-name="P1">Run the test and yes, we get a green bar. This test passed. Now let’s test finishing the quest.</text:p>
      <text:p text:style-name="P1">We’ll see why it didn’t matter that we didn’t create a setComplete method in Quest. We’re</text:p>
      <text:p text:style-name="P1">pretending to call isQuestDone().</text:p>
      <text:p text:style-name="P1">@Test</text:p>
      <text:p text:style-name="P1">public void knightQuestCompleted()</text:p>
      <text:p text:style-name="P1">{</text:p>
      <text:p text:style-name="P1">Quest mockQuest=mock(Quest.class);</text:p>
      <text:p text:style-name="P1">when(mockQuest.isCompleted()).thenReturn(true);</text:p>
      <text:p text:style-name="P1">BraveKnight knight=new BraveKnight(mockQuest);</text:p>
      <text:p text:style-name="P1">knight.setMotivated(true);</text:p>
      <text:p text:style-name="P1">knight.embarkOnQuest();</text:p>
      <text:p text:style-name="P1">boolean status=knight.isQuestDone();</text:p>
      <text:p text:style-name="P1">verify(mockQuest, times(1)).embark();</text:p>
      <text:p text:style-name="P1">AssertTrue("Should be True (completed).",status);</text:p>
      <text:p text:style-name="P1">}</text:p>
      <text:p text:style-name="P1">This time we’re using assertTrue to tell JUnit that we’re expecting status to be true. We haven’t</text:p>
      <text:p text:style-name="P1">done complete code coverage. We need to verify that you can’t complete a quest before</text:p>
      <text:p text:style-name="P1">starting it as well as verifying the scenario where a quest is not started and it’s not completed.</text:p>
      <text:p text:style-name="P1">I’ll leave those tests for you to complete.Now we’ll do a test that involves a method of a mocked object that returns an integer. Any</text:p>
      <text:p text:style-name="P1">Quest worth partaking requires the knight to travel somewhere. So we’ll keep track of the</text:p>
      <text:p text:style-name="P1">distance traversed while doing the quest. Add the following to Quest.</text:p>
      <text:p text:style-name="P1">int distance;</text:p>
      <text:p text:style-name="P1">public int getDistance()</text:p>
      <text:p text:style-name="P1">{</text:p>
      <text:p text:style-name="P1">return distance;</text:p>
      <text:p text:style-name="P1">}</text:p>
      <text:p text:style-name="P1">Once again, we don’t need a setter since we’re not testing Quest. So the king requires an</text:p>
      <text:p text:style-name="P1">update of how far the knight has travelled. Don’t worry, the king has come up with a way to do</text:p>
      <text:p text:style-name="P1">this and it involves putting a note inside a coconut and having two swallows carry it by the husk</text:p>
      <text:p text:style-name="P1">and fly to the king’s castle. We’ll make it simple and not simulate the swallows or the coconut.</text:p>
      <text:p text:style-name="P1">We’ll just add the following method to BraveKnight that gets how many miles the knight</text:p>
      <text:p text:style-name="P1">travelled.</text:p>
      <text:p text:style-name="P1">public int getMilesTravelled()</text:p>
      <text:p text:style-name="P1">{</text:p>
      <text:p text:style-name="P1">return quest.getDistance();</text:p>
      <text:p text:style-name="P1">}</text:p>
      <text:p text:style-name="P1">Now, there probably should be a way for the knight to update the miles travelled on his quest,</text:p>
      <text:p text:style-name="P1">but for demonstration purpose, we’re making this insanely simple. Let’s create the test.</text:p>
      <text:p text:style-name="P1"><text:soft-page-break/>@Test</text:p>
      <text:p text:style-name="P1">public void knightQuestDistance()</text:p>
      <text:p text:style-name="P1">{</text:p>
      <text:p text:style-name="P1">Quest mockQuest=mock(Quest.class);</text:p>
      <text:p text:style-name="P1">when(mockQuest.getDistance()).thenReturn(100);</text:p>
      <text:p text:style-name="P1">BraveKnight knight=new BraveKnight(mockQuest);</text:p>
      <text:p text:style-name="P1">int miles=knight.getMilesTravelled();</text:p>
      <text:p text:style-name="P1">AssertEquals(100, miles);</text:p>
      <text:p text:style-name="P1">}</text:p>
      <text:p text:style-name="P1">So, the mock call to getDistance will return 100. At the end of the test, we’ll assert that the</text:p>
      <text:p text:style-name="P1">knight.getMilesTravelled returned 100. If you run the test, it will pass.</text:p>
      <text:p text:style-name="P1">Try changing the assertEquals value to 101 and run the test. You will see the following error in</text:p>
      <text:p text:style-name="P1">the JUnit tab:</text:p>
      <text:p text:style-name="P1">Java.lang.AssertionError: expected &lt;101&gt; but was:&lt;100&gt;</text:p>
      <text:p text:style-name="P1">at</text:p>
      <text:p text:style-name="P1">main.java.app.kobj.test.BraveKnightTest.knightQuestDistance(BraveKnightTest.java:72)</text:p>
      <text:p text:style-name="P1">So, the JUnit test will tell you what was expected as well as the line number it failed on.</text:p>
      <text:p text:style-name="P1">Moving right along; each Quest has a name associated by it. But the King has enemies</text:p>
      <text:p text:style-name="P1">everywhere and tells the Knight to only refer to his Quest by a letter. Let’s implement that.Add the following to Quest:</text:p>
      <text:p text:style-name="P1">char letter;</text:p>
      <text:p text:style-name="P1">public char getQuestLetter()</text:p>
      <text:p text:style-name="P1">{</text:p>
      <text:p text:style-name="P1">return letter;</text:p>
      <text:p text:style-name="P1">}</text:p>
      <text:p text:style-name="P1">Add the following the BraveKnight:</text:p>
      <text:p text:style-name="P1">public char tellQuestLetter()</text:p>
      <text:p text:style-name="P1">{</text:p>
      <text:p text:style-name="P1">return quest.getQuestLetter();</text:p>
      <text:p text:style-name="P1">}</text:p>
      <text:p text:style-name="P1">Now we’ll add the following test:</text:p>
      <text:p text:style-name="P1">@Test</text:p>
      <text:p text:style-name="P1">public void knightQuestLetter()</text:p>
      <text:p text:style-name="P1">{</text:p>
      <text:p text:style-name="P1">Quest mockQuest=mock(Quest.class);</text:p>
      <text:p text:style-name="P1">when(mockQuest.getQuestLetter()).thenReturn('c');</text:p>
      <text:p text:style-name="P1">BraveKnight knight=new BraveKnight(mockQuest);</text:p>
      <text:p text:style-name="P1">char questLetter=knight.tellQuestLetter();</text:p>
      <text:p text:style-name="P1">AssertEquals('c', questLetter);</text:p>
      <text:p text:style-name="P1">}</text:p>
      <text:p text:style-name="P1">Once again, we run it and we get a green bar. Try changing the ‘c’ to a ‘C’. It should fail. The</text:p>
      <text:p text:style-name="P1">JUnit tab will indicate the ASCII value of the character expected and the ASCII value it got.</text:p>
      <text:p text:style-name="P1">Mocking Methods that Return Strings or Nulls or Objects</text:p>
      <text:p text:style-name="P1">The Knight must be able to tell the King the Quest he’s on. So, we’ll add that. Add the following</text:p>
      <text:p text:style-name="P1">to Quest:</text:p>
      <text:p text:style-name="P1">String name;</text:p>
      <text:p text:style-name="P1">public String getName()</text:p>
      <text:p text:style-name="P1">{</text:p>
      <text:p text:style-name="P1">return name;</text:p>
      <text:p text:style-name="P1">}Add the following to BraveKnight.</text:p>
      <text:p text:style-name="P1">public String tellQuestName()</text:p>
      <text:p text:style-name="P1">{</text:p>
      <text:p text:style-name="P1"><text:soft-page-break/>return quest.getName();</text:p>
      <text:p text:style-name="P1">}</text:p>
      <text:p text:style-name="P1">Now create a new test. For Strings, we’ll want to use a string compare and assert the String</text:p>
      <text:p text:style-name="P1">matches the expected value.</text:p>
      <text:p text:style-name="P1">@Test</text:p>
      <text:p text:style-name="P1">public void knightQuestName()</text:p>
      <text:p text:style-name="P1">{</text:p>
      <text:p text:style-name="P1">Quest mockQuest=mock(Quest.class);</text:p>
      <text:p text:style-name="P1">when(mockQuest.getName()).thenReturn("Quest for the Holy Grail");</text:p>
      <text:p text:style-name="P1">BraveKnight knight=new BraveKnight(mockQuest);</text:p>
      <text:p text:style-name="P1">String questName = knight.tellQuestName();</text:p>
      <text:p text:style-name="P1">AssertTrue(("Quest for the Holy Grail").equalsIgnoreCase(</text:p>
      <text:p text:style-name="P1">questName));</text:p>
      <text:p text:style-name="P1">}</text:p>
      <text:p text:style-name="P1">Let’s pretend a knight doesn’t have a quest yet. Strings are initially initialized to null. So, how</text:p>
      <text:p text:style-name="P1">do we test for that scenario?</text:p>
      <text:p text:style-name="P1">@Test</text:p>
      <text:p text:style-name="P1">public void knightNoQuestName()</text:p>
      <text:p text:style-name="P1">{</text:p>
      <text:p text:style-name="P1">Quest mockQuest=mock(Quest.class);</text:p>
      <text:p text:style-name="P1">when(mockQuest.getName()).thenReturn(null);</text:p>
      <text:p text:style-name="P1">BraveKnight knight=new BraveKnight(mockQuest);</text:p>
      <text:p text:style-name="P1">String questName = knight.tellQuestName();</text:p>
      <text:p text:style-name="P1">AssertNull(questName);</text:p>
      <text:p text:style-name="P1">}</text:p>
      <text:p text:style-name="P1">Consequently, if you wanted to verify something was not null:</text:p>
      <text:p text:style-name="P1">AssertNotNull(questName);</text:p>
      <text:p text:style-name="P1">Now, what if we wanted the Knight to have the ability to tell the King everything about the quest?</text:p>
      <text:p text:style-name="P1">We would make a method that returns the Quest instantiation. This isn’t so bad. Add this to</text:p>
      <text:p text:style-name="P1">BraveKnight:</text:p>
      <text:p text:style-name="P1">public Quest getQuest()</text:p>
      <text:p text:style-name="P1">{</text:p>
      <text:p text:style-name="P1">return quest;</text:p>
      <text:p text:style-name="P1">}Now we need to test this.</text:p>
      <text:p text:style-name="P1">@Test</text:p>
      <text:p text:style-name="P1">public void knightGetQuest()</text:p>
      <text:p text:style-name="P1">{</text:p>
      <text:p text:style-name="P1">Quest mockQuest=mock(Quest.class);</text:p>
      <text:p text:style-name="P1">when(mockQuest.getName()).thenReturn(null);</text:p>
      <text:p text:style-name="P1">BraveKnight knight=new BraveKnight(mockQuest);</text:p>
      <text:p text:style-name="P1">Quest myQuest = knight.getQuest();</text:p>
      <text:p text:style-name="P1">AssertEquals(myQuest,mockQuest);</text:p>
      <text:p text:style-name="P1">}</text:p>
      <text:p text:style-name="P1">Let’s try something a bit trickier. Make a new quest called DragonQuest that extends Quest.</text:p>
      <text:p text:style-name="P1">We’ll add a new method in a minute. Now this DragonQuest requires the Knight to come back</text:p>
      <text:p text:style-name="P1">with the dragon’s head. So, make a DragonsHead class.</text:p>
      <text:p text:style-name="P1">package main.java.app.kobj;</text:p>
      <text:p text:style-name="P1">public class DragonsHead</text:p>
      <text:p text:style-name="P1">{</text:p>
      <text:p text:style-name="P1">String scaleColor;</text:p>
      <text:p text:style-name="P1">public DragonsHead(String scaleColor)</text:p>
      <text:p text:style-name="P1">{</text:p>
      <text:p text:style-name="P1"><text:soft-page-break/>this.scaleColor=scaleColor;</text:p>
      <text:p text:style-name="P1">}</text:p>
      <text:p text:style-name="P1">String getScaleColor()</text:p>
      <text:p text:style-name="P1">{</text:p>
      <text:p text:style-name="P1">return scaleColor;</text:p>
      <text:p text:style-name="P1">}</text:p>
      <text:p text:style-name="P1">}</text:p>
      <text:p text:style-name="P1">So, let’s update DragonQuest to add a getQuestProof() method. For simplicity sake, we won’t</text:p>
      <text:p text:style-name="P1">add logic to test to see if the quest was completed. Feel free to do that and add the test cases</text:p>
      <text:p text:style-name="P1">that test it. Also, to simplify things, I’ll presume the King’s DragonQuest requires that dragon’s</text:p>
      <text:p text:style-name="P1">scales to be red.</text:p>
      <text:p text:style-name="P1">public DragonsHead getQuestProof()</text:p>
      <text:p text:style-name="P1">{</text:p>
      <text:p text:style-name="P1">return new DragonsHead("red");</text:p>
      <text:p text:style-name="P1">}I’m also going to add a getQuestProof() to Questo BraveKnight won’t show an error when we try</text:p>
      <text:p text:style-name="P1">to get proof of a quest’s completion:</text:p>
      <text:p text:style-name="P1">public Object getQuestProof()</text:p>
      <text:p text:style-name="P1">{</text:p>
      <text:p text:style-name="P1">return "Proof.";</text:p>
      <text:p text:style-name="P1">}</text:p>
      <text:p text:style-name="P1">Now we need to update BraveKnight to show proof:</text:p>
      <text:p text:style-name="P1">public Object getQuestProof()</text:p>
      <text:p text:style-name="P1">{</text:p>
      <text:p text:style-name="P1">return quest.getQuestProof();</text:p>
      <text:p text:style-name="P1">}</text:p>
      <text:p text:style-name="P1">Now we need to test that we got proof of the quest is completed. We also want to check to</text:p>
      <text:p text:style-name="P1">verify if the object is not null.</text:p>
      <text:p text:style-name="P1">@Test</text:p>
      <text:p text:style-name="P1">public void knightDragonQuest()</text:p>
      <text:p text:style-name="P1">{</text:p>
      <text:p text:style-name="P1">DragonQuest mockQuest=mock(DragonQuest.class);</text:p>
      <text:p text:style-name="P1">DragonsHead dragonHead = new DragonsHead("red");</text:p>
      <text:p text:style-name="P1">when(mockQuest.getQuestProof()).thenReturn(dragonHead);</text:p>
      <text:p text:style-name="P1">BraveKnight knight=new BraveKnight(mockQuest);</text:p>
      <text:p text:style-name="P1">Object proof = knight.getQuestProof();</text:p>
      <text:p text:style-name="P1">AssertNotNull("Object is null", proof);</text:p>
      <text:p text:style-name="P1">AssertTrue((proof instanceof DragonsHead));</text:p>
      <text:p text:style-name="P1">}</text:p>
      <text:p text:style-name="P1">Testing For Thrown Exceptions</text:p>
      <text:p text:style-name="P1">It is entirely possible that our mocked object may throw an exception when certain situations</text:p>
      <text:p text:style-name="P1">come up. The catch is the object is mocked. So, how do we tell Mockito that the mocked</text:p>
      <text:p text:style-name="P1">object’s method threw an exception?</text:p>
      <text:p text:style-name="P1">First thing we need to do is create a QuestException. We’ll make this stupid simple.</text:p>
      <text:p text:style-name="P1">package main.java.app.kobj;</text:p>
      <text:p text:style-name="P1">public class QuestException extends Exception</text:p>
      <text:p text:style-name="P1">{</text:p>
      <text:p text:style-name="P1">private static final long serialVersionUID = 1L;</text:p>
      <text:p text:style-name="P1">}</text:p>
      <text:p text:style-name="P1">Now we need a method in the Quest that will throw that exception. Let’s pretend the Quest</text:p>
      <text:p text:style-name="P1">requires the BraveKnight to cross a bridge. If the bridge is out, embark() throws a</text:p>
      <text:p text:style-name="P1">QuestException since there’s no way to cross the great ravine to complete the quest. Onceagain, for practice and testing purposes we don’t care what embark does and it doesn’t even</text:p>
      <text:p text:style-name="P1"><text:soft-page-break/>have to throw the exception. We’re testing BraveKnight and not Quest. We’re going to simulate</text:p>
      <text:p text:style-name="P1">calling the method and tell the test case that an exception was thrown. Update Quest’s</text:p>
      <text:p text:style-name="P1">embark() method as follows.</text:p>
      <text:p text:style-name="P1">public void embark() throws QuestException</text:p>
      <text:p text:style-name="P1">{</text:p>
      <text:p text:style-name="P1">System.out.println("Embarking on a quest.");</text:p>
      <text:p text:style-name="P1">}</text:p>
      <text:p text:style-name="P1">We’ll also have to update BraveKnight’s and Knight’s embarkOnQuest() method. Make the</text:p>
      <text:p text:style-name="P1">following change to both classes.</text:p>
      <text:p text:style-name="P1">public void embarkOnQuest() throws QuestException</text:p>
      <text:p text:style-name="P1">And finally, we’ll need add throws QuestException to any BraveKnightTest methods that indicate</text:p>
      <text:p text:style-name="P1">errors.</text:p>
      <text:p text:style-name="P1">public void knightQuestDistance() throws QuestException</text:p>
      <text:p text:style-name="P1">Now, let’s simulate an exception thrown because the bridge has been destroyed. Add the</text:p>
      <text:p text:style-name="P1">following test to the BraveKnightTest. We don’t really need the assertFalse(success), but I’m</text:p>
      <text:p text:style-name="P1">adding it so we know the test works.</text:p>
      <text:p text:style-name="P1">@Test</text:p>
      <text:p text:style-name="P1">public void knightQuestException() throws QuestException</text:p>
      <text:p text:style-name="P1">{</text:p>
      <text:p text:style-name="P1">Quest mockQuest=mock(Quest.class);</text:p>
      <text:p text:style-name="P1">boolean success=false;</text:p>
      <text:p text:style-name="P1">QuestException ex = new QuestException("Thrown by Mockito");</text:p>
      <text:p text:style-name="P1">doThrow(ex).when(mockQuest).embark();</text:p>
      <text:p text:style-name="P1">try</text:p>
      <text:p text:style-name="P1">{</text:p>
      <text:p text:style-name="P1">BraveKnight knight=new BraveKnight(mockQuest);</text:p>
      <text:p text:style-name="P1">knight.setMotivated(true);</text:p>
      <text:p text:style-name="P1">knight.embarkOnQuest();</text:p>
      <text:p text:style-name="P1">success=true;</text:p>
      <text:p text:style-name="P1">assertFalse(success);</text:p>
      <text:p text:style-name="P1">}</text:p>
      <text:p text:style-name="P1">catch (Exception e)</text:p>
      <text:p text:style-name="P1">{</text:p>
      <text:p text:style-name="P1">assertFalse(success);</text:p>
      <text:p text:style-name="P1">assertTrue(e instanceof QuestException);</text:p>
      <text:p text:style-name="P1">assertEquals(ex.getMessage(), "Thrown by Mockito");</text:p>
      <text:p text:style-name="P1">}</text:p>
      <text:p text:style-name="P1">}</text:p>
      <text:p text:style-name="P1">We run the test and it passes. If you comment out the doThrow command and rerun it, you will</text:p>
      <text:p text:style-name="P1">see the test fail.Let’s test it with no exception thrown. This will pass. Adding the doThrow will cause this test to</text:p>
      <text:p text:style-name="P1">fail.</text:p>
      <text:p text:style-name="P1">@Test</text:p>
      <text:p text:style-name="P1">public void knightNoQuestException() throws QuestException</text:p>
      <text:p text:style-name="P1">{</text:p>
      <text:p text:style-name="P1">DragonQuest mockQuest=mock(DragonQuest.class);</text:p>
      <text:p text:style-name="P1">boolean success=false;</text:p>
      <text:p text:style-name="P1">try</text:p>
      <text:p text:style-name="P1">{</text:p>
      <text:p text:style-name="P1">BraveKnight knight=new BraveKnight(mockQuest);</text:p>
      <text:p text:style-name="P1">knight.setMotivated(true);</text:p>
      <text:p text:style-name="P1">knight.embarkOnQuest();</text:p>
      <text:p text:style-name="P1"><text:soft-page-break/>success=true;</text:p>
      <text:p text:style-name="P1">assertTrue(success);</text:p>
      <text:p text:style-name="P1">}</text:p>
      <text:p text:style-name="P1">catch (Exception e)</text:p>
      <text:p text:style-name="P1">{</text:p>
      <text:p text:style-name="P1">assertTrue(success);</text:p>
      <text:p text:style-name="P1">}</text:p>
      <text:p text:style-name="P1">}</text:p>
      <text:p text:style-name="P1">JUnit Testing Methods That Don't Use Mocked Objects</text:p>
      <text:p text:style-name="P1">Of course, JUnit came out well before Mockito or even EasyMock (which is where the idea</text:p>
      <text:p text:style-name="P1">started). There are methods that don’t do anything with class objects. So, you can test those</text:p>
      <text:p text:style-name="P1">without mocking a class. So, don’t mock a class if you don’t need to. Even if your class is a</text:p>
      <text:p text:style-name="P1">factory that generates a class object, you don’t have to mock that object. And never jUnit test a</text:p>
      <text:p text:style-name="P1">class you are mocking.</text:p>
      <text:p text:style-name="P1">That said, there are things you need to test for to get test coverage.</text:p>
      <text:p text:style-name="P1">Function coverage – has each function been tested?</text:p>
      <text:p text:style-name="P1">Statement coverage – has each node in the program been executed?</text:p>
      <text:p text:style-name="P1">Decision coverage – has each edge in the program been executed? (IF and CASE</text:p>
      <text:p text:style-name="P1">statements)</text:p>
      <text:p text:style-name="P1">Condition coverage – has each Boolean sub-expression evaluated both to true and false?</text:p>
      <text:p text:style-name="P1">Parameter value coverage – Has the most common parameter values been tested?</text:p>
      <text:p text:style-name="P1">Loop coverage – Has every loop executed zero times, once, and more than once?</text:p>
      <text:p text:style-name="P1">Boundary testing – Test for range boundaries. If an integer variable can be between one and</text:p>
      <text:p text:style-name="P1">ten, then test the following values: 0, 1, 2, 9, 10, and 11.</text:p>
      <text:p text:style-name="P1">“Oh Mockito, you will never know anything about my code.</text:p>
      <text:p text:style-name="P1">I’ll never know hard it is to mock things.</text:p>
      <text:p text:style-name="P1">Oh no. Mockito, I’ll never know.”</text:p>
      <text:p text:style-name="P1">-- Elton John “Mockito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1-16T14:48:18.500888455</meta:creation-date>
    <dc:date>2014-01-16T14:52:55.733351853</dc:date>
    <dc:creator>sertac </dc:creator>
    <meta:editing-duration>PT4M18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9" meta:paragraph-count="438" meta:word-count="2426" meta:character-count="16958" meta:non-whitespace-character-count="14526"/>
  </office:meta>
</office:document-meta>
</file>